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06c1" officeooo:paragraph-rsid="000806c1"/>
    </style:style>
    <style:style style:name="P2" style:family="paragraph" style:parent-style-name="Standard">
      <style:text-properties officeooo:rsid="0008799d" officeooo:paragraph-rsid="0008799d"/>
    </style:style>
    <style:style style:name="P3" style:family="paragraph" style:parent-style-name="Standard">
      <style:text-properties officeooo:rsid="0008799d" officeooo:paragraph-rsid="0008799d"/>
    </style:style>
    <style:style style:name="P4" style:family="paragraph" style:parent-style-name="Standard">
      <style:text-properties officeooo:rsid="000a23f5" officeooo:paragraph-rsid="000a23f5"/>
    </style:style>
    <style:style style:name="P5" style:family="paragraph" style:parent-style-name="Standard">
      <style:text-properties officeooo:rsid="000b107e" officeooo:paragraph-rsid="000b107e"/>
    </style:style>
    <style:style style:name="P6" style:family="paragraph" style:parent-style-name="Standard">
      <style:text-properties officeooo:rsid="000b9697" officeooo:paragraph-rsid="000b9697"/>
    </style:style>
    <style:style style:name="T1" style:family="text">
      <style:text-properties officeooo:rsid="000a23f5"/>
    </style:style>
    <style:style style:name="T2" style:family="text">
      <style:text-properties officeooo:rsid="000b969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new document so I can practice using Git..<text:line-break/><text:line-break/>Git Notes</text:p>
      <text:p text:style-name="P1"/>
      <text:p text:style-name="P1">Git is to save your progress/versions.</text:p>
      <text:p text:style-name="P1">So you create files, save them in a folder and then you use Git to document the progress and steps accomplished in the files for your project.</text:p>
      <text:p text:style-name="P1"/>
      <text:p text:style-name="P1">When you are ready to save a version to Git, you go to that folder where things are – this will be the home base for the Git repository - <text:line-break/>on the command line; so for instance: - the following </text:p>
      <text:p text:style-name="P1">~$ cd Joy2022/JoyauxGitHub</text:p>
      <text:p text:style-name="P1"/>
      <text:p text:style-name="P1">then start git:</text:p>
      <text:p text:style-name="P1">git init</text:p>
      <text:p text:style-name="P1">Reinitialized existing Git repository…</text:p>
      <text:p text:style-name="P1"/>
      <text:p text:style-name="P2">git status</text:p>
      <text:p text:style-name="P2"/>
      <text:p text:style-name="P2">will tell you what modifications have happened since it last took its snapshot = since your last commit</text:p>
      <text:p text:style-name="P2"/>
      <text:p text:style-name="P2">*<text:span text:style-name="T1">in folder where git has home - </text:span></text:p>
      <text:p text:style-name="P2">:<text:span text:style-name="T1">~/Joy2022/JoyauxGitHub$ git status </text:span></text:p>
      <text:p text:style-name="P2"/>
      <text:p text:style-name="P4">*for instance; I added notes on php about JOIN and my practice git doc – notes about using git:</text:p>
      <text:p text:style-name="P4"><text:line-break/>Untracked files:</text:p>
      <text:p text:style-name="P4">PHPcourse/Notes on Php course.odt</text:p>
      <text:p text:style-name="P4">my practice git doc.odt </text:p>
      <text:p text:style-name="P4"/>
      <text:p text:style-name="P4">**these files are in red to show not tracked = git doesn’t have them in repository</text:p>
      <text:p text:style-name="P4">Note: my file names have spaces and / characters the command line will try to interpret; so need to put quotes around names</text:p>
      <text:p text:style-name="P4"/>
      <text:p text:style-name="P4">$ git add ‘PHPcourse/Notes on Php course.odt’</text:p>
      <text:p text:style-name="P4">$ git add ‘my practice git doc.odt’</text:p>
      <text:p text:style-name="P4"/>
      <text:p text:style-name="P4">now git status will tell me they are added/staged, but not saved on git:</text:p>
      <text:p text:style-name="P4"/>
      <text:p text:style-name="P5">On branch main </text:p>
      <text:p text:style-name="P5">Your branch is up to date with ‘origin/main’.</text:p>
      <text:p text:style-name="P5"/>
      <text:p text:style-name="P5">Changes to be committed:</text:p>
      <text:p text:style-name="P5">new file: PHPcourse/Notes on Php course.odt</text:p>
      <text:p text:style-name="P5">new file: my practice git doc.odt</text:p>
      <text:p text:style-name="P5"/>
      <text:p text:style-name="P5">Untracked files (files in red are not yet saved; not followed in git)</text:p>
      <text:p text:style-name="P5"><text:s/>.~lock.my practice git doc.odt# = I discovered this is what it does when you have made changes and/or doc is open</text:p>
      <text:p text:style-name="P5"/>
      <text:p text:style-name="P5"><text:soft-page-break/>If you don’t want to commit (save to git) a doc that is staged (it’s been added) you can unstage using the restore suggestion:</text:p>
      <text:p text:style-name="P5"/>
      <text:p text:style-name="P5">$ git restore –staged ‘my practice git doc.odt’ = I unstaged my practice doc bc I am still adding notes to it.</text:p>
      <text:p text:style-name="P5"/>
      <text:p text:style-name="P5">So commit will just save the PHPcourse notes</text:p>
      <text:p text:style-name="P5"/>
      <text:p text:style-name="P5"><text:span text:style-name="T2">$ </text:span>git commit -m “this is where you put the version notes of what you’re saving/where you’re at in a project”</text:p>
      <text:p text:style-name="P5"/>
      <text:p text:style-name="P5">YOU MUST have a -m = message statement sends error otherwise about not starting editor…</text:p>
      <text:p text:style-name="P5"/>
      <text:p text:style-name="P6">CREATING a branch</text:p>
      <text:p text:style-name="P6">- let’s say you’ve created a website that works. You save it to git (commit) and now you have an idea to add something;</text:p>
      <text:p text:style-name="P6">git branch <text:s/>= let’s you play with the existing code without breaking the code you’ve saved to git; </text:p>
      <text:p text:style-name="P6"/>
      <text:p text:style-name="P6">To create a branch:</text:p>
      <text:p text:style-name="P6">$ git branch playing <text:s text:c="4"/>==== name branch playing</text:p>
      <text:p text:style-name="P6"/>
      <text:p text:style-name="P6">to now work on that branch; playing; instead of main – git checkout +name of branch where you want to work – checkout switches branches</text:p>
      <text:p text:style-name="P6"/>
      <text:p text:style-name="P6">$ git checkout playing</text:p>
      <text:p text:style-name="P6"/>
      <text:p text:style-name="P6">to check which branch git currently is using -</text:p>
      <text:p text:style-name="P6">$ git branch</text:p>
      <text:p text:style-name="P6"/>
      <text:p text:style-name="P6">main</text:p>
      <text:p text:style-name="P6">*playing <text:s text:c="3"/>= in green; tells you this is where you are</text:p>
      <text:p text:style-name="P6"/>
      <text:p text:style-name="P6">You can create a new file at command line by writing touch + name of new file and file ext:</text:p>
      <text:p text:style-name="P6">$ touch playing.txt == creates text file called playing</text:p>
      <text:p text:style-name="P6"/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9T08:58:34.692551039</meta:creation-date>
    <dc:date>2022-09-29T11:10:31.529578422</dc:date>
    <meta:editing-duration>PT1H37M56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2" meta:paragraph-count="46" meta:word-count="510" meta:character-count="2771" meta:non-whitespace-character-count="2285"/>
  </office:meta>
</office:document-meta>
</file>